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2b40" officeooo:paragraph-rsid="00002b40"/>
    </style:style>
    <style:style style:name="P2" style:family="paragraph" style:parent-style-name="Standard">
      <style:text-properties fo:color="#000000" style:font-name="Liberation Serif" fo:font-size="12pt" style:text-underline-style="none" fo:font-weight="normal" officeooo:rsid="00080f1c" officeooo:paragraph-rsid="00080f1c" style:font-size-asian="12pt" style:font-weight-asian="normal" style:font-size-complex="12pt" style:font-weight-complex="normal"/>
    </style:style>
    <style:style style:name="P3" style:family="paragraph" style:parent-style-name="Standard">
      <style:text-properties officeooo:rsid="00080f1c" officeooo:paragraph-rsid="00080f1c"/>
    </style:style>
    <style:style style:name="P4" style:family="paragraph" style:parent-style-name="Standard">
      <style:text-properties officeooo:rsid="0009649b" officeooo:paragraph-rsid="0009649b"/>
    </style:style>
    <style:style style:name="P5" style:family="paragraph" style:parent-style-name="Standard">
      <style:text-properties officeooo:rsid="000aaed5" officeooo:paragraph-rsid="000aaed5"/>
    </style:style>
    <style:style style:name="T1" style:family="text">
      <style:text-properties fo:font-variant="normal" fo:text-transform="none" fo:letter-spacing="normal" fo:font-style="normal"/>
    </style:style>
    <style:style style:name="T2" style:family="text">
      <style:text-properties officeooo:rsid="0009649b" fo:background-color="#ffff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spersión del equipo <text:span text:style-name="T2">php designer</text:span></text:p>
      <text:p text:style-name="P5">1 Dar a conocer la fecha de fin de proyecto</text:p>
      <text:p text:style-name="P5">Esta se dará a conocer mediante una reunión en la cual se les notificara de manera escrita y se les pedirá que lo firmen para poder comprabar que si les fue comunicada la fecha en que finalizara el proyecto.</text:p>
      <text:p text:style-name="P5"/>
      <text:p text:style-name="P5">2 Verificar que todas las actividades estén concluidas </text:p>
      <text:p text:style-name="P5">Se realizara una lista de las actividades que se deben realizar y para cada una de ellas se indicara el estado en el que se encuentra, la fecha de inicio y la fecha en la que se debe terminar.</text:p>
      <text:p text:style-name="P5"/>
      <text:p text:style-name="P5">3 Realizar celebración de fin de proyecto</text:p>
      <text:p text:style-name="P5">Se hará una reunión con los integrantes del equipo, en la reunión se dará pizzas, refrescos, se contaran anécdotas sobre situaciones ocurridas en el proyecto y que hallan presentado un obstáculo en el desarrollo del proyecto.</text:p>
      <text:p text:style-name="P5"/>
      <text:p text:style-name="P5">4 Mostrar opciones de trabajo o pasar a otro proyecto</text:p>
      <text:p text:style-name="P5">En caso de que algún o todos los integrantes del equipo deban abandonar la empresa, se debe tratar de vincularlos con otras oportunidades de trabajo así como expedir cartas de recomendación, en caso de que sigan en la empresa se debe asegurar que entiendan el nuevo proyecto, la magnitud, el porque son necesarios y el papel que juega cada uno de ellos en este nuevo proyecto.</text:p>
      <text:p text:style-name="P3">5 Realizar evaluación del Líder de proyecto </text:p>
      <text:p text:style-name="P3"/>
      <text:p text:style-name="P3">Preguntas para evaluar el líder del proyecto</text:p>
      <text:p text:style-name="P1"/>
      <text:p text:style-name="P2"><text:span text:style-name="T1">1. El líder notifico con anticipasion las actividades que debían realizar los integrantes del equipo</text:span></text:p>
      <text:p text:style-name="P2"><text:span text:style-name="T1">1. Nunca los comunicaba.</text:span></text:p>
      <text:p text:style-name="P2"><text:span text:style-name="T1">2. Rara vez lo comunicaba</text:span></text:p>
      <text:p text:style-name="P2"><text:span text:style-name="T1">3. A menudo pero no oportunamente</text:span></text:p>
      <text:p text:style-name="P2"><text:span text:style-name="T1">4. A tiempo por lo general</text:span></text:p>
      <text:p text:style-name="P2"><text:span text:style-name="T1">5. Siempre oportunamente</text:span></text:p>
      <text:p text:style-name="P2"/>
      <text:p text:style-name="P2"><text:span text:style-name="T1">2. El líder notifico con anticipasion los cambios en los requerimientos que debían realizar los integrantes del equipo</text:span></text:p>
      <text:p text:style-name="P2"><text:span text:style-name="T1">1. Nunca los comunicaba.</text:span></text:p>
      <text:p text:style-name="P2"><text:span text:style-name="T1">2. Rara vez lo comunicaba</text:span></text:p>
      <text:p text:style-name="P2"><text:span text:style-name="T1">3. A menudo pero no oportunamente</text:span></text:p>
      <text:p text:style-name="P2"><text:span text:style-name="T1">4. A tiempo por lo general</text:span></text:p>
      <text:p text:style-name="P2"><text:span text:style-name="T1">5. Siempre oportunamente</text:span></text:p>
      <text:p text:style-name="P2"/>
      <text:p text:style-name="P2"><text:span text:style-name="T1">3. El líder dio seguimiento a las actividades realizadas por los miembros</text:span></text:p>
      <text:p text:style-name="P2"><text:span text:style-name="T1">1. Nunca los comunicaba.</text:span></text:p>
      <text:p text:style-name="P2"><text:span text:style-name="T1">2. Rara vez lo comunicaba</text:span></text:p>
      <text:p text:style-name="P2"><text:span text:style-name="T1">3. A menudo pero no oportunamente</text:span></text:p>
      <text:p text:style-name="P2"><text:span text:style-name="T1">4. A tiempo por lo general</text:span></text:p>
      <text:p text:style-name="P2"><text:span text:style-name="T1">5. Siempre oportunamente</text:span></text:p>
      <text:p text:style-name="P2"/>
      <text:p text:style-name="P2"><text:span text:style-name="T1">4. El líder mostró interés en resolver las dudas del equipo</text:span></text:p>
      <text:p text:style-name="P2"><text:span text:style-name="T1">1. Nunca los comunicaba.</text:span></text:p>
      <text:p text:style-name="P2"><text:span text:style-name="T1">2. Rara vez lo comunicaba</text:span></text:p>
      <text:p text:style-name="P2"><text:soft-page-break/><text:span text:style-name="T1">3. A menudo pero no oportunamente</text:span></text:p>
      <text:p text:style-name="P2"><text:span text:style-name="T1">4. A tiempo por lo general</text:span></text:p>
      <text:p text:style-name="P2"><text:span text:style-name="T1">5. Siempre oportunamente</text:span></text:p>
      <text:p text:style-name="P2"/>
      <text:p text:style-name="P2"><text:span text:style-name="T1">5. El líder brindo su tiempo para aclarar las dudas que se presentaron en el desarrollo del proyecto</text:span></text:p>
      <text:p text:style-name="P2"><text:span text:style-name="T1">1. Nunca los comunicaba.</text:span></text:p>
      <text:p text:style-name="P2"><text:span text:style-name="T1">2. Rara vez lo comunicaba</text:span></text:p>
      <text:p text:style-name="P2"><text:span text:style-name="T1">3. A menudo pero no oportunamente</text:span></text:p>
      <text:p text:style-name="P2"><text:span text:style-name="T1">4. A tiempo por lo general</text:span></text:p>
      <text:p text:style-name="P2"><text:span text:style-name="T1">5. Siempre oportunamente</text:span></text:p>
      <text:p text:style-name="P2"/>
      <text:p text:style-name="P2"><text:span text:style-name="T1">6. Que recomendación le darías al líder para mejorar</text:span></text:p>
      <text:p text:style-name="P2"/>
      <text:p text:style-name="P2"/>
      <text:p text:style-name="P2"/>
      <text:p text:style-name="P2"><text:span text:style-name="T1">7. Si pudieras cambiar algo en la actitud del <text:s/>líder que seria</text:span></text:p>
      <text:p text:style-name="P2"/>
      <text:p text:style-name="P2"/>
      <text:p text:style-name="P2"/>
      <text:p text:style-name="P2"/>
      <text:p text:style-name="P2"><text:span text:style-name="T1">8. Cual fue tu experiencia en este proyecto</text:span></text:p>
      <text:p text:style-name="P2"/>
      <text:p text:style-name="P2"/>
      <text:p text:style-name="P2"/>
      <text:p text:style-name="P2"/>
      <text:p text:style-name="P2"><text:span text:style-name="T1">9. El <text:s/>líder dio retroalimentación de las actividades realizadas por el equipo de trabajo</text:span></text:p>
      <text:p text:style-name="P2"><text:span text:style-name="T1">1. Nunca los comunicaba.</text:span></text:p>
      <text:p text:style-name="P2"><text:span text:style-name="T1">2. Rara vez lo comunicaba</text:span></text:p>
      <text:p text:style-name="P2"><text:span text:style-name="T1">3. A menudo pero no oportunamente</text:span></text:p>
      <text:p text:style-name="P2"><text:span text:style-name="T1">4. A tiempo por lo general</text:span></text:p>
      <text:p text:style-name="P2"><text:span text:style-name="T1">5. Siempre oportunamente</text:span></text:p>
      <text:p text:style-name="P2"/>
      <text:p text:style-name="P2"><text:span text:style-name="T1">10. El <text:s/>líder mostró respeto hacia los integrantes del equipo</text:span></text:p>
      <text:p text:style-name="P2"><text:span text:style-name="T1">1. Nunca los comunicaba.</text:span></text:p>
      <text:p text:style-name="P2"><text:span text:style-name="T1">2. Rara vez lo comunicaba</text:span></text:p>
      <text:p text:style-name="P2"><text:span text:style-name="T1">3. A menudo pero no oportunamente</text:span></text:p>
      <text:p text:style-name="P2"><text:span text:style-name="T1">4. A tiempo por lo general</text:span></text:p>
      <text:p text:style-name="P2"><text:span text:style-name="T1">5. Siempre oportuna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R</meta:initial-creator>
    <meta:creation-date>2014-10-31T19:32:21.980374966</meta:creation-date>
    <dc:date>2014-11-03T20:58:12.289736007</dc:date>
    <dc:creator>Carlos R</dc:creator>
    <meta:editing-duration>PT21M45S</meta:editing-duration>
    <meta:editing-cycles>8</meta:editing-cycles>
    <meta:generator>LibreOffice/4.3.2.2$Linux_x86 LibreOffice_project/430m0$Build-2</meta:generator>
    <meta:document-statistic meta:table-count="0" meta:image-count="0" meta:object-count="0" meta:page-count="2" meta:paragraph-count="56" meta:word-count="529" meta:character-count="2995" meta:non-whitespace-character-count="2517"/>
  </office:meta>
</office:document-meta>
</file>